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style:text-properties style:font-name="Caladea" fo:font-size="12pt" style:text-underline-style="none" fo:font-weight="normal" officeooo:rsid="001ee68c" officeooo:paragraph-rsid="00087a82" style:font-size-asian="12pt" style:font-weight-asian="normal" style:font-size-complex="12pt" style:font-weight-complex="normal"/>
    </style:style>
    <style:style style:name="P2" style:family="paragraph" style:parent-style-name="Standard">
      <style:paragraph-properties fo:line-height="115%"/>
      <style:text-properties style:font-name="Caladea" fo:font-size="12pt" style:text-underline-style="none" fo:font-weight="normal" officeooo:rsid="00087a82" officeooo:paragraph-rsid="00087a82" style:font-size-asian="12pt" style:font-weight-asian="normal" style:font-size-complex="12pt" style:font-weight-complex="normal"/>
    </style:style>
    <style:style style:name="P3" style:family="paragraph" style:parent-style-name="Standard">
      <style:paragraph-properties fo:line-height="115%"/>
      <style:text-properties style:font-name="Caladea" fo:font-size="12pt" style:text-underline-style="none" fo:font-weight="normal" officeooo:rsid="0008c7bc" officeooo:paragraph-rsid="00087a82" style:font-size-asian="12pt" style:font-weight-asian="normal" style:font-size-complex="12pt" style:font-weight-complex="normal"/>
    </style:style>
    <style:style style:name="P4" style:family="paragraph" style:parent-style-name="Standard">
      <style:paragraph-properties fo:line-height="115%"/>
      <style:text-properties style:font-name="Caladea" fo:font-size="12pt" style:text-underline-style="none" fo:font-weight="normal" officeooo:rsid="000c5003" officeooo:paragraph-rsid="000a869d" style:font-size-asian="12pt" style:font-weight-asian="normal" style:font-size-complex="12pt" style:font-weight-complex="normal"/>
    </style:style>
    <style:style style:name="P5" style:family="paragraph" style:parent-style-name="Standard">
      <style:paragraph-properties fo:line-height="115%"/>
      <style:text-properties style:font-name="Caladea" fo:font-size="12pt" style:text-underline-style="none" fo:font-weight="normal" officeooo:rsid="000c5003" officeooo:paragraph-rsid="000c5003" style:font-size-asian="12pt" style:font-weight-asian="normal" style:font-size-complex="12pt" style:font-weight-complex="normal"/>
    </style:style>
    <style:style style:name="P6" style:family="paragraph" style:parent-style-name="Text_20_body">
      <style:paragraph-properties fo:line-height="115%"/>
      <style:text-properties style:font-name="Caladea" fo:font-size="12pt" style:text-underline-style="none" fo:font-weight="normal" officeooo:rsid="000c5003" officeooo:paragraph-rsid="000c5003" style:font-size-asian="12pt" style:font-weight-asian="normal" style:font-size-complex="12pt" style:font-weight-complex="normal"/>
    </style:style>
    <style:style style:name="P7" style:family="paragraph" style:parent-style-name="Standard">
      <style:paragraph-properties fo:line-height="115%"/>
      <style:text-properties style:font-name="Caladea" fo:font-size="12pt" style:text-underline-style="none" fo:font-weight="normal" officeooo:rsid="000c5003" officeooo:paragraph-rsid="00116de4" style:font-size-asian="12pt" style:font-weight-asian="normal" style:font-size-complex="12pt" style:font-weight-complex="normal"/>
    </style:style>
    <style:style style:name="P8" style:family="paragraph" style:parent-style-name="Standard">
      <style:paragraph-properties fo:line-height="115%"/>
      <style:text-properties style:font-name="Caladea" fo:font-size="12pt" style:text-underline-style="none" fo:font-weight="normal" officeooo:rsid="000c5003" officeooo:paragraph-rsid="0011cdb4" style:font-size-asian="12pt" style:font-weight-asian="normal" style:font-size-complex="12pt" style:font-weight-complex="normal"/>
    </style:style>
    <style:style style:name="P9" style:family="paragraph" style:parent-style-name="Standard">
      <style:paragraph-properties fo:line-height="115%"/>
      <style:text-properties style:font-name="Caladea" fo:font-size="12pt" style:text-underline-style="none" fo:font-weight="normal" officeooo:rsid="000cd7f5" officeooo:paragraph-rsid="000c5003" style:font-size-asian="12pt" style:font-weight-asian="normal" style:font-size-complex="12pt" style:font-weight-complex="normal"/>
    </style:style>
    <style:style style:name="P10" style:family="paragraph" style:parent-style-name="Standard">
      <style:paragraph-properties fo:line-height="115%"/>
      <style:text-properties style:font-name="Caladea" fo:font-size="12pt" style:text-underline-style="none" fo:font-weight="normal" officeooo:rsid="000cd7f5" officeooo:paragraph-rsid="0011cdb4" style:font-size-asian="12pt" style:font-weight-asian="normal" style:font-size-complex="12pt" style:font-weight-complex="normal"/>
    </style:style>
    <style:style style:name="P11" style:family="paragraph" style:parent-style-name="Standard">
      <style:paragraph-properties fo:line-height="115%"/>
      <style:text-properties style:font-name="Caladea" fo:font-size="12pt" style:text-underline-style="none" fo:font-weight="normal" officeooo:rsid="000cd7f5" officeooo:paragraph-rsid="0014ae05" style:font-size-asian="12pt" style:font-weight-asian="normal" style:font-size-complex="12pt" style:font-weight-complex="normal"/>
    </style:style>
    <style:style style:name="P12" style:family="paragraph" style:parent-style-name="Standard">
      <style:paragraph-properties fo:line-height="115%"/>
      <style:text-properties style:font-name="Caladea" fo:font-size="12pt" style:text-underline-style="none" fo:font-weight="normal" officeooo:rsid="000dc20a" officeooo:paragraph-rsid="000c5003" style:font-size-asian="12pt" style:font-weight-asian="normal" style:font-size-complex="12pt" style:font-weight-complex="normal"/>
    </style:style>
    <style:style style:name="P13" style:family="paragraph" style:parent-style-name="Standard">
      <style:paragraph-properties fo:line-height="115%"/>
      <style:text-properties style:font-name="Caladea" fo:font-size="12pt" style:text-underline-style="none" fo:font-weight="normal" officeooo:rsid="000e7b8d" officeooo:paragraph-rsid="000c5003" style:font-size-asian="12pt" style:font-weight-asian="normal" style:font-size-complex="12pt" style:font-weight-complex="normal"/>
    </style:style>
    <style:style style:name="P14" style:family="paragraph" style:parent-style-name="Standard">
      <style:paragraph-properties fo:line-height="115%"/>
      <style:text-properties style:font-name="Caladea" fo:font-size="12pt" style:text-underline-style="none" fo:font-weight="normal" officeooo:rsid="000e7b8d" officeooo:paragraph-rsid="001237b1" style:font-size-asian="12pt" style:font-weight-asian="normal" style:font-size-complex="12pt" style:font-weight-complex="normal"/>
    </style:style>
    <style:style style:name="P15" style:family="paragraph" style:parent-style-name="Standard">
      <style:paragraph-properties fo:line-height="115%"/>
      <style:text-properties style:font-name="Caladea" fo:font-size="12pt" style:text-underline-style="none" fo:font-weight="normal" officeooo:rsid="000e7b8d" officeooo:paragraph-rsid="0014ae05" style:font-size-asian="12pt" style:font-weight-asian="normal" style:font-size-complex="12pt" style:font-weight-complex="normal"/>
    </style:style>
    <style:style style:name="P16" style:family="paragraph" style:parent-style-name="Standard">
      <style:paragraph-properties fo:line-height="115%"/>
      <style:text-properties style:font-name="Caladea" fo:font-size="12pt" style:text-underline-style="none" fo:font-weight="normal" officeooo:rsid="000f63b1" officeooo:paragraph-rsid="000c5003" style:font-size-asian="12pt" style:font-weight-asian="normal" style:font-size-complex="12pt" style:font-weight-complex="normal"/>
    </style:style>
    <style:style style:name="P17" style:family="paragraph" style:parent-style-name="Standard">
      <style:paragraph-properties fo:line-height="115%"/>
      <style:text-properties style:font-name="Caladea" fo:font-size="12pt" style:text-underline-style="none" fo:font-weight="normal" officeooo:rsid="00106175" officeooo:paragraph-rsid="000c5003" style:font-size-asian="12pt" style:font-weight-asian="normal" style:font-size-complex="12pt" style:font-weight-complex="normal"/>
    </style:style>
    <style:style style:name="P18" style:family="paragraph" style:parent-style-name="Standard">
      <style:paragraph-properties fo:line-height="115%"/>
      <style:text-properties style:font-name="Caladea" fo:font-size="12pt" style:text-underline-style="none" fo:font-weight="normal" officeooo:rsid="0010d020" officeooo:paragraph-rsid="000c5003" style:font-size-asian="12pt" style:font-weight-asian="normal" style:font-size-complex="12pt" style:font-weight-complex="normal"/>
    </style:style>
    <style:style style:name="P19" style:family="paragraph" style:parent-style-name="Standard">
      <style:paragraph-properties fo:line-height="115%"/>
      <style:text-properties style:font-name="Caladea" fo:font-size="12pt" style:text-underline-style="none" fo:font-weight="normal" officeooo:rsid="00116de4" officeooo:paragraph-rsid="00116de4" style:font-size-asian="12pt" style:font-weight-asian="normal" style:font-size-complex="12pt" style:font-weight-complex="normal"/>
    </style:style>
    <style:style style:name="P20" style:family="paragraph" style:parent-style-name="Standard">
      <style:paragraph-properties fo:line-height="115%"/>
      <style:text-properties style:font-name="Caladea" fo:font-size="12pt" style:text-underline-style="none" fo:font-weight="bold" officeooo:rsid="001ee68c" officeooo:paragraph-rsid="00087a82" style:font-size-asian="12pt" style:font-weight-asian="bold" style:font-size-complex="12pt" style:font-weight-complex="bold"/>
    </style:style>
    <style:style style:name="P21" style:family="paragraph" style:parent-style-name="Standard">
      <style:paragraph-properties fo:line-height="115%"/>
      <style:text-properties style:font-name="Caladea" fo:font-size="12pt" style:text-underline-style="none" fo:font-weight="bold" officeooo:rsid="001ee68c" officeooo:paragraph-rsid="0008c7bc" style:font-size-asian="12pt" style:font-weight-asian="bold" style:font-size-complex="12pt" style:font-weight-complex="bold"/>
    </style:style>
    <style:style style:name="P22" style:family="paragraph" style:parent-style-name="Standard">
      <style:paragraph-properties fo:line-height="115%"/>
      <style:text-properties style:font-name="Caladea" fo:font-size="12pt" style:text-underline-style="none" fo:font-weight="bold" officeooo:rsid="001ee68c" officeooo:paragraph-rsid="000a869d" style:font-size-asian="12pt" style:font-weight-asian="bold" style:font-size-complex="12pt" style:font-weight-complex="bold"/>
    </style:style>
    <style:style style:name="P23" style:family="paragraph" style:parent-style-name="Standard">
      <style:paragraph-properties fo:line-height="115%"/>
      <style:text-properties style:font-name="Caladea" fo:font-size="12pt" style:text-underline-style="none" fo:font-weight="bold" officeooo:rsid="001ee68c" officeooo:paragraph-rsid="000c5003" style:font-size-asian="12pt" style:font-weight-asian="bold" style:font-size-complex="12pt" style:font-weight-complex="bold"/>
    </style:style>
    <style:style style:name="P24" style:family="paragraph" style:parent-style-name="Standard">
      <style:paragraph-properties fo:line-height="115%"/>
      <style:text-properties style:font-name="Caladea" fo:font-size="12pt" style:text-underline-style="none" fo:font-weight="bold" officeooo:rsid="001ee68c" officeooo:paragraph-rsid="000dc20a" style:font-size-asian="12pt" style:font-weight-asian="bold" style:font-size-complex="12pt" style:font-weight-complex="bold"/>
    </style:style>
    <style:style style:name="P25" style:family="paragraph" style:parent-style-name="Standard">
      <style:paragraph-properties fo:line-height="115%"/>
      <style:text-properties style:font-name="Caladea" fo:font-size="12pt" style:text-underline-style="none" fo:font-weight="bold" officeooo:rsid="001ee68c" officeooo:paragraph-rsid="0011cdb4" style:font-size-asian="12pt" style:font-weight-asian="bold" style:font-size-complex="12pt" style:font-weight-complex="bold"/>
    </style:style>
    <style:style style:name="P26" style:family="paragraph" style:parent-style-name="Standard">
      <style:paragraph-properties fo:line-height="115%"/>
      <style:text-properties style:font-name="Caladea" fo:font-size="12pt" style:text-underline-style="none" fo:font-weight="bold" officeooo:rsid="001ee68c" officeooo:paragraph-rsid="0011cf59" style:font-size-asian="12pt" style:font-weight-asian="bold" style:font-size-complex="12pt" style:font-weight-complex="bold"/>
    </style:style>
    <style:style style:name="P27" style:family="paragraph" style:parent-style-name="Standard">
      <style:paragraph-properties fo:line-height="115%"/>
      <style:text-properties style:font-name="Caladea" fo:font-size="12pt" style:text-underline-style="none" fo:font-weight="bold" officeooo:rsid="001ee68c" officeooo:paragraph-rsid="001237b1" style:font-size-asian="12pt" style:font-weight-asian="bold" style:font-size-complex="12pt" style:font-weight-complex="bold"/>
    </style:style>
    <style:style style:name="P28" style:family="paragraph" style:parent-style-name="Standard">
      <style:paragraph-properties fo:line-height="115%"/>
      <style:text-properties style:font-name="Caladea" fo:font-size="12pt" style:text-underline-style="none" fo:font-weight="bold" officeooo:rsid="001ee68c" officeooo:paragraph-rsid="0014ae05" style:font-size-asian="12pt" style:font-weight-asian="bold" style:font-size-complex="12pt" style:font-weight-complex="bold"/>
    </style:style>
    <style:style style:name="P29" style:family="paragraph" style:parent-style-name="Standard">
      <style:paragraph-properties fo:line-height="115%"/>
      <style:text-properties style:font-name="Caladea" fo:font-size="12pt" fo:font-weight="normal" officeooo:rsid="00116de4" officeooo:paragraph-rsid="00087a82" style:font-size-asian="12pt" style:font-weight-asian="normal" style:font-size-complex="12pt" style:font-weight-complex="normal"/>
    </style:style>
    <style:style style:name="P30" style:family="paragraph" style:parent-style-name="Standard">
      <style:paragraph-properties fo:line-height="115%"/>
      <style:text-properties style:font-name="Caladea" fo:font-size="12pt" fo:font-weight="normal" officeooo:rsid="00116de4" officeooo:paragraph-rsid="00116de4" style:font-size-asian="12pt" style:font-weight-asian="normal" style:font-size-complex="12pt" style:font-weight-complex="normal"/>
    </style:style>
    <style:style style:name="P31" style:family="paragraph" style:parent-style-name="Standard">
      <style:paragraph-properties fo:line-height="115%"/>
      <style:text-properties style:font-name="Caladea" fo:font-size="14pt" fo:font-weight="bold" officeooo:paragraph-rsid="00087a82" style:font-size-asian="14pt" style:font-weight-asian="bold" style:font-size-complex="14pt" style:font-weight-complex="bold"/>
    </style:style>
    <style:style style:name="P32" style:family="paragraph" style:parent-style-name="Standard">
      <style:paragraph-properties fo:line-height="115%"/>
      <style:text-properties officeooo:paragraph-rsid="00087a82"/>
    </style:style>
    <style:style style:name="P33" style:family="paragraph" style:parent-style-name="Standard">
      <style:paragraph-properties fo:line-height="115%"/>
      <style:text-properties officeooo:paragraph-rsid="001237b1"/>
    </style:style>
    <style:style style:name="P34" style:family="paragraph" style:parent-style-name="Standard">
      <style:paragraph-properties fo:line-height="115%"/>
      <style:text-properties officeooo:paragraph-rsid="0014ae05"/>
    </style:style>
    <style:style style:name="P35" style:family="paragraph" style:parent-style-name="Text_20_body">
      <style:paragraph-properties fo:line-height="115%"/>
      <style:text-properties officeooo:paragraph-rsid="00136f58"/>
    </style:style>
    <style:style style:name="P36" style:family="paragraph" style:parent-style-name="Text_20_body">
      <style:text-properties officeooo:rsid="000dc20a" officeooo:paragraph-rsid="000dc20a"/>
    </style:style>
    <style:style style:name="P37" style:family="paragraph" style:parent-style-name="Standard" style:list-style-name="L1">
      <style:paragraph-properties fo:line-height="115%"/>
      <style:text-properties style:font-name="Caladea" fo:font-size="12pt" style:text-underline-style="none" fo:font-weight="bold" officeooo:rsid="001ee68c" officeooo:paragraph-rsid="00087a82" style:font-size-asian="12pt" style:font-weight-asian="bold" style:font-size-complex="12pt" style:font-weight-complex="bold"/>
    </style:style>
    <style:style style:name="P38" style:family="paragraph" style:parent-style-name="Standard" style:list-style-name="L1">
      <style:paragraph-properties fo:line-height="115%"/>
      <style:text-properties style:font-name="Caladea" fo:font-size="12pt" style:text-underline-style="none" fo:font-weight="bold" officeooo:rsid="001ee68c" officeooo:paragraph-rsid="0008c7bc" style:font-size-asian="12pt" style:font-weight-asian="bold" style:font-size-complex="12pt" style:font-weight-complex="bold"/>
    </style:style>
    <style:style style:name="P39" style:family="paragraph" style:parent-style-name="Standard" style:list-style-name="L1">
      <style:paragraph-properties fo:line-height="115%"/>
      <style:text-properties style:font-name="Caladea" fo:font-size="12pt" style:text-underline-style="none" fo:font-weight="bold" officeooo:rsid="001ee68c" officeooo:paragraph-rsid="000a869d" style:font-size-asian="12pt" style:font-weight-asian="bold" style:font-size-complex="12pt" style:font-weight-complex="bold"/>
    </style:style>
    <style:style style:name="P40" style:family="paragraph" style:parent-style-name="Standard" style:list-style-name="L1">
      <style:paragraph-properties fo:line-height="115%"/>
      <style:text-properties style:font-name="Caladea" fo:font-size="12pt" style:text-underline-style="none" fo:font-weight="bold" officeooo:rsid="001ee68c" officeooo:paragraph-rsid="000c5003" style:font-size-asian="12pt" style:font-weight-asian="bold" style:font-size-complex="12pt" style:font-weight-complex="bold"/>
    </style:style>
    <style:style style:name="P41" style:family="paragraph" style:parent-style-name="Standard" style:list-style-name="L1">
      <style:paragraph-properties fo:line-height="115%"/>
      <style:text-properties style:font-name="Caladea" fo:font-size="12pt" style:text-underline-style="none" fo:font-weight="bold" officeooo:rsid="001ee68c" officeooo:paragraph-rsid="000dc20a" style:font-size-asian="12pt" style:font-weight-asian="bold" style:font-size-complex="12pt" style:font-weight-complex="bold"/>
    </style:style>
    <style:style style:name="P42" style:family="paragraph" style:parent-style-name="Standard" style:list-style-name="L7">
      <style:paragraph-properties fo:line-height="115%"/>
      <style:text-properties style:font-name="Caladea" fo:font-size="12pt" style:text-underline-style="none" fo:font-weight="bold" officeooo:rsid="001ee68c" officeooo:paragraph-rsid="000c5003" style:font-size-asian="12pt" style:font-weight-asian="bold" style:font-size-complex="12pt" style:font-weight-complex="bold"/>
    </style:style>
    <style:style style:name="P43" style:family="paragraph" style:parent-style-name="Standard" style:list-style-name="L1">
      <style:paragraph-properties fo:line-height="115%"/>
      <style:text-properties style:font-name="Caladea" fo:font-size="12pt" style:text-underline-style="none" fo:font-weight="normal" officeooo:rsid="000cd7f5" officeooo:paragraph-rsid="000dc20a" style:font-size-asian="12pt" style:font-weight-asian="normal" style:font-size-complex="12pt" style:font-weight-complex="normal"/>
    </style:style>
    <style:style style:name="P44" style:family="paragraph" style:parent-style-name="Standard" style:list-style-name="L2">
      <style:paragraph-properties fo:line-height="115%"/>
      <style:text-properties style:font-name="Caladea" fo:font-size="12pt" style:text-underline-style="none" fo:font-weight="normal" officeooo:rsid="000dc20a" officeooo:paragraph-rsid="000c5003" style:font-size-asian="12pt" style:font-weight-asian="normal" style:font-size-complex="12pt" style:font-weight-complex="normal"/>
    </style:style>
    <style:style style:name="P45" style:family="paragraph" style:parent-style-name="Standard" style:list-style-name="L3">
      <style:paragraph-properties fo:line-height="115%"/>
      <style:text-properties style:font-name="Caladea" fo:font-size="12pt" style:text-underline-style="none" fo:font-weight="normal" officeooo:rsid="000e7b8d" officeooo:paragraph-rsid="000c5003" style:font-size-asian="12pt" style:font-weight-asian="normal" style:font-size-complex="12pt" style:font-weight-complex="normal"/>
    </style:style>
    <style:style style:name="P46" style:family="paragraph" style:parent-style-name="Standard">
      <style:paragraph-properties fo:line-height="115%"/>
      <style:text-properties style:font-name="Caladea" fo:font-size="12pt" style:text-underline-style="none" fo:font-weight="normal" officeooo:rsid="000e7b8d" officeooo:paragraph-rsid="0014ae05" style:font-size-asian="12pt" style:font-weight-asian="normal" style:font-size-complex="12pt" style:font-weight-complex="normal"/>
    </style:style>
    <style:style style:name="P47" style:family="paragraph" style:parent-style-name="Standard" style:list-style-name="L4">
      <style:paragraph-properties fo:line-height="115%"/>
      <style:text-properties style:font-name="Caladea" fo:font-size="12pt" style:text-underline-style="none" fo:font-weight="normal" officeooo:rsid="000e7b8d" officeooo:paragraph-rsid="000c5003" style:font-size-asian="12pt" style:font-weight-asian="normal" style:font-size-complex="12pt" style:font-weight-complex="normal"/>
    </style:style>
    <style:style style:name="P48" style:family="paragraph" style:parent-style-name="Standard">
      <style:paragraph-properties fo:line-height="115%"/>
      <style:text-properties style:font-name="Caladea" fo:font-size="12pt" style:text-underline-style="none" fo:font-weight="normal" officeooo:rsid="000e7b8d" officeooo:paragraph-rsid="000c5003" style:font-size-asian="12pt" style:font-weight-asian="normal" style:font-size-complex="12pt" style:font-weight-complex="normal"/>
    </style:style>
    <style:style style:name="P49" style:family="paragraph" style:parent-style-name="Standard" style:list-style-name="L5">
      <style:paragraph-properties fo:line-height="115%"/>
      <style:text-properties style:font-name="Caladea" fo:font-size="12pt" style:text-underline-style="none" fo:font-weight="normal" officeooo:rsid="000f63b1" officeooo:paragraph-rsid="000c5003" style:font-size-asian="12pt" style:font-weight-asian="normal" style:font-size-complex="12pt" style:font-weight-complex="normal"/>
    </style:style>
    <style:style style:name="P50" style:family="paragraph" style:parent-style-name="Standard" style:list-style-name="L6">
      <style:paragraph-properties fo:line-height="115%"/>
      <style:text-properties style:font-name="Caladea" fo:font-size="12pt" style:text-underline-style="none" fo:font-weight="normal" officeooo:rsid="000f63b1" officeooo:paragraph-rsid="000c5003" style:font-size-asian="12pt" style:font-weight-asian="normal" style:font-size-complex="12pt" style:font-weight-complex="normal"/>
    </style:style>
    <style:style style:name="P51" style:family="paragraph" style:parent-style-name="Standard" style:list-style-name="L8">
      <style:paragraph-properties fo:line-height="115%"/>
      <style:text-properties style:font-name="Caladea" fo:font-size="12pt" style:text-underline-style="none" fo:font-weight="normal" officeooo:rsid="00106175" officeooo:paragraph-rsid="000c5003" style:font-size-asian="12pt" style:font-weight-asian="normal" style:font-size-complex="12pt" style:font-weight-complex="normal"/>
    </style:style>
    <style:style style:name="P52" style:family="paragraph" style:parent-style-name="Text_20_body">
      <style:text-properties fo:font-size="12pt" officeooo:paragraph-rsid="00116de4" style:font-size-asian="12pt" style:font-size-complex="12pt"/>
    </style:style>
    <style:style style:name="P53" style:family="paragraph" style:parent-style-name="Text_20_body" style:list-style-name="L9">
      <style:paragraph-properties fo:line-height="115%"/>
      <style:text-properties officeooo:paragraph-rsid="00136f58"/>
    </style:style>
    <style:style style:name="T1" style:family="text">
      <style:text-properties style:text-underline-style="none" fo:font-weight="bold" style:font-weight-asian="bold" style:font-weight-complex="bold"/>
    </style:style>
    <style:style style:name="T2" style:family="text">
      <style:text-properties style:font-name="Caladea" fo:font-size="14pt" fo:font-weight="bold" style:font-size-asian="14pt" style:font-weight-asian="bold" style:font-size-complex="14pt" style:font-weight-complex="bold"/>
    </style:style>
    <style:style style:name="T3" style:family="text">
      <style:text-properties style:font-name="Caladea" fo:font-size="14pt" fo:font-weight="bold" officeooo:rsid="00087a82" style:font-size-asian="14pt" style:font-weight-asian="bold" style:font-size-complex="14pt" style:font-weight-complex="bold"/>
    </style:style>
    <style:style style:name="T4" style:family="text">
      <style:text-properties style:font-name="Caladea" fo:font-size="14pt" fo:font-weight="bold" officeooo:rsid="0008c7bc" style:font-size-asian="14pt" style:font-weight-asian="bold" style:font-size-complex="14pt" style:font-weight-complex="bold"/>
    </style:style>
    <style:style style:name="T5" style:family="text">
      <style:text-properties style:font-name="Caladea" fo:font-size="12pt" style:text-underline-style="none" fo:font-weight="normal" officeooo:rsid="000e7b8d" style:font-size-asian="12pt" style:font-weight-asian="normal" style:font-size-complex="12pt" style:font-weight-complex="normal"/>
    </style:style>
    <style:style style:name="T6" style:family="text">
      <style:text-properties style:font-name="Caladea" fo:font-size="12pt" style:text-underline-style="none" fo:font-weight="normal" officeooo:rsid="001237b1" style:font-size-asian="12pt" style:font-weight-asian="normal" style:font-size-complex="12pt" style:font-weight-complex="normal"/>
    </style:style>
    <style:style style:name="T7" style:family="text">
      <style:text-properties style:font-name="Caladea" fo:font-size="12pt" style:text-underline-style="none" fo:font-weight="normal" officeooo:rsid="000f63b1" style:font-size-asian="12pt" style:font-weight-asian="normal" style:font-size-complex="12pt" style:font-weight-complex="normal"/>
    </style:style>
    <style:style style:name="T8" style:family="text">
      <style:text-properties style:font-name="Caladea" fo:font-size="12pt" style:text-underline-style="none" fo:font-weight="normal" officeooo:rsid="00136f58" style:font-size-asian="12pt" style:font-weight-asian="normal" style:font-size-complex="12pt" style:font-weight-complex="normal"/>
    </style:style>
    <style:style style:name="T9" style:family="text">
      <style:text-properties style:font-name="Caladea" fo:font-size="12pt" style:text-underline-style="none" fo:font-weight="normal" officeooo:rsid="0014ae05" style:font-size-asian="12pt" style:font-weight-asian="normal" style:font-size-complex="12pt" style:font-weight-complex="normal"/>
    </style:style>
    <style:style style:name="T10" style:family="text">
      <style:text-properties style:font-name="Caladea" fo:font-size="12pt" style:text-underline-style="none" fo:font-weight="normal" officeooo:rsid="00106175" style:font-size-asian="12pt" style:font-weight-asian="normal" style:font-size-complex="12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087a82" style:font-weight-asian="normal" style:font-weight-complex="normal"/>
    </style:style>
    <style:style style:name="T13" style:family="text">
      <style:text-properties fo:font-weight="normal" officeooo:rsid="0008c7bc" style:font-weight-asian="normal" style:font-weight-complex="normal"/>
    </style:style>
    <style:style style:name="T14" style:family="text">
      <style:text-properties fo:font-weight="normal" officeooo:rsid="000a869d" style:font-weight-asian="normal" style:font-weight-complex="normal"/>
    </style:style>
    <style:style style:name="T15" style:family="text">
      <style:text-properties fo:font-weight="normal" officeooo:rsid="000c5003" style:font-weight-asian="normal" style:font-weight-complex="normal"/>
    </style:style>
    <style:style style:name="T16" style:family="text">
      <style:text-properties fo:font-weight="normal" officeooo:rsid="000cd7f5" style:font-weight-asian="normal" style:font-weight-complex="normal"/>
    </style:style>
    <style:style style:name="T17" style:family="text">
      <style:text-properties fo:font-weight="normal" officeooo:rsid="000dc20a" style:font-weight-asian="normal" style:font-weight-complex="normal"/>
    </style:style>
    <style:style style:name="T18" style:family="text">
      <style:text-properties fo:font-weight="normal" officeooo:rsid="000e7b8d" style:font-weight-asian="normal" style:font-weight-complex="normal"/>
    </style:style>
    <style:style style:name="T19" style:family="text">
      <style:text-properties fo:font-weight="normal" officeooo:rsid="000f63b1" style:font-weight-asian="normal" style:font-weight-complex="normal"/>
    </style:style>
    <style:style style:name="T20" style:family="text">
      <style:text-properties fo:font-weight="normal" officeooo:rsid="00106175" style:font-weight-asian="normal" style:font-weight-complex="normal"/>
    </style:style>
    <style:style style:name="T21" style:family="text">
      <style:text-properties fo:font-weight="normal" officeooo:rsid="0010d020" style:font-weight-asian="normal" style:font-weight-complex="normal"/>
    </style:style>
    <style:style style:name="T22" style:family="text">
      <style:text-properties fo:font-weight="normal" officeooo:rsid="00116de4" style:font-weight-asian="normal" style:font-weight-complex="normal"/>
    </style:style>
    <style:style style:name="T23" style:family="text">
      <style:text-properties fo:font-weight="normal" officeooo:rsid="0011cdb4" style:font-weight-asian="normal" style:font-weight-complex="normal"/>
    </style:style>
    <style:style style:name="T24" style:family="text">
      <style:text-properties fo:font-weight="normal" officeooo:rsid="0011cf59" style:font-weight-asian="normal" style:font-weight-complex="normal"/>
    </style:style>
    <style:style style:name="T25" style:family="text">
      <style:text-properties fo:font-weight="normal" officeooo:rsid="001237b1" style:font-weight-asian="normal" style:font-weight-complex="normal"/>
    </style:style>
    <style:style style:name="T26" style:family="text">
      <style:text-properties fo:font-weight="normal" officeooo:rsid="0014ae05" style:font-weight-asian="normal" style:font-weight-complex="normal"/>
    </style:style>
    <style:style style:name="T27" style:family="text">
      <style:text-properties fo:font-weight="normal" officeooo:rsid="001675a8" style:font-weight-asian="normal" style:font-weight-complex="normal"/>
    </style:style>
    <style:style style:name="T28" style:family="text">
      <style:text-properties officeooo:rsid="00116de4"/>
    </style:style>
    <style:style style:name="T29" style:family="text">
      <style:text-properties officeooo:rsid="000a869d"/>
    </style:style>
    <style:style style:name="T30" style:family="text">
      <style:text-properties fo:font-weight="bold" style:font-weight-asian="bold" style:font-weight-complex="bold"/>
    </style:style>
    <style:style style:name="T31" style:family="text">
      <style:text-properties officeooo:rsid="0011cdb4"/>
    </style:style>
    <style:style style:name="T32" style:family="text">
      <style:text-properties officeooo:rsid="0011cf59"/>
    </style:style>
    <style:style style:name="T33" style:family="text">
      <style:text-properties officeooo:rsid="001237b1"/>
    </style:style>
    <style:style style:name="T34" style:family="text">
      <style:text-properties officeooo:rsid="00124290"/>
    </style:style>
    <style:style style:name="T35" style:family="text">
      <style:text-properties officeooo:rsid="00136f58"/>
    </style:style>
    <style:style style:name="T36" style:family="text">
      <style:text-properties officeooo:rsid="0014ae05"/>
    </style:style>
    <style:style style:name="T37" style:family="text">
      <style:text-properties officeooo:rsid="001675a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2">Informe: Análisis de </text:span><text:span text:style-name="T3">las APIs expuestas de “http</text:span><text:span text:style-name="T4">s</text:span><text:span text:style-name="T3">://regres.in/</text:span></text:p>
      <text:p text:style-name="P31"/>
      <text:p text:style-name="P52">En este informe, analicé las 15 llamadas expuestas en la API de “https://reqres.in/” utilizando la herramienta cURL para ejecutar las solicitudes y revisar las respuestas obtenidas. A continuación, se detalla cada petición, especificando su tipo (GET, POST, PUT, PATCH, DELETE) y un resumen de la información obtenida.</text:p>
      <text:p text:style-name="P36">Para las llamadas GET se sobre entiende que en el terminal se realiza la petición con curl + la dirección correspondiente, para el resto de llamadas se indicará el comando correspondiente. <text:span text:style-name="T35">Si no se especifica código de respuesta es: 200 OK.</text:span></text:p>
      <text:p text:style-name="P29"><text:span text:style-name="T1"/></text:p>
      <text:p text:style-name="P30"><text:span text:style-name="T1"/></text:p>
      <text:list text:style-name="L1">
        <text:list-item>
          <text:p text:style-name="P37"><text:a xlink:type="simple" xlink:href="https://reqres.in/api/users?page=2" text:style-name="Internet_20_link" text:visited-style-name="Visited_20_Internet_20_Link"><text:span text:style-name="T11">https://reqres.in/api/users?page</text:span><text:span text:style-name="T27">=2</text:span></text:a></text:p>
        </text:list-item>
      </text:list>
      <text:p text:style-name="P25"><text:tab/></text:p>
      <text:p text:style-name="P25"><text:span text:style-name="T31"><text:tab/></text:span><text:span text:style-name="T23">Llamada GET. </text:span></text:p>
      <text:p text:style-name="P20"><text:tab/><text:span text:style-name="T22">S</text:span><text:span text:style-name="T12">olicita una lista de usuarios paginada. Incluye el parámetro page=2 por lo que estamos solicitando la segunda página de usuarios.</text:span></text:p>
      <text:p text:style-name="P2"><text:tab/>La respuesta es <text:span text:style-name="T28">un</text:span> formato JSON <text:span text:style-name="T37">que</text:span> devuelve la información de la página 2 de usuarios, donde hay 6 usuarios en total con <text:span text:style-name="T28">diferentes </text:span>campos.</text:p>
      <text:p text:style-name="P20"><text:tab/></text:p>
      <text:list text:continue-numbering="true" text:style-name="L1">
        <text:list-item>
          <text:p text:style-name="P37"><text:a xlink:type="simple" xlink:href="https://reqres.in/api/users/2" text:style-name="Internet_20_link" text:visited-style-name="Visited_20_Internet_20_Link"><text:span text:style-name="T11">https://reqres.in/api/users/2</text:span></text:a></text:p>
        </text:list-item>
      </text:list>
      <text:p text:style-name="P20"><text:tab/></text:p>
      <text:p text:style-name="P25"><text:tab/><text:span text:style-name="T23">Llamada GET. </text:span></text:p>
      <text:p text:style-name="P20"><text:tab/><text:span text:style-name="T22">S</text:span><text:span text:style-name="T13">olicita información sobre un usuario en específico, el usuario con ID = 2. </text:span></text:p>
      <text:p text:style-name="P3"><text:tab/>La respuesta es <text:span text:style-name="T28">u</text:span>n formato JSON, devuelve toda la información del usuario 2 , Janet Weaver,.</text:p>
      <text:p text:style-name="P20"><text:span text:style-name="T13"/></text:p>
      <text:list text:continue-numbering="true" text:style-name="L1">
        <text:list-item>
          <text:p text:style-name="P38"><text:a xlink:type="simple" xlink:href="https://reqres.in/api/users/23" text:style-name="Internet_20_link" text:visited-style-name="Visited_20_Internet_20_Link"><text:span text:style-name="T11">https://reqres.in/api/users/</text:span><text:span text:style-name="T13">23</text:span></text:a></text:p>
        </text:list-item>
      </text:list>
      <text:p text:style-name="P21"><text:tab/></text:p>
      <text:p text:style-name="P25"><text:tab/><text:span text:style-name="T23">Llamada GET. </text:span></text:p>
      <text:p text:style-name="P25"><text:span text:style-name="T22"><text:tab/>S</text:span><text:span text:style-name="T13">olicita información de un usuario en específico, el usuario con ID = 23.</text:span></text:p>
      <text:p text:style-name="P21"><text:span text:style-name="T13"><text:tab/></text:span><text:span text:style-name="T22">La r</text:span><text:span text:style-name="T14">espuesta </text:span><text:span text:style-name="T22">son unos</text:span><text:span text:style-name="T14"> corchetes vacíos ({}), indican que <text:s/></text:span><text:span text:style-name="T15">no </text:span><text:span text:style-name="T14">hay datos para el usuario solicitado. </text:span><text:span text:style-name="T22">Código</text:span><text:span text:style-name="T14"> 404 – not found.</text:span></text:p>
      <text:p text:style-name="P21"><text:span text:style-name="T14"/></text:p>
      <text:list text:continue-numbering="true" text:style-name="L1">
        <text:list-item>
          <text:p text:style-name="P39"><text:a xlink:type="simple" xlink:href="https://reqres.in/api/unknown" text:style-name="Internet_20_link" text:visited-style-name="Visited_20_Internet_20_Link"><text:span text:style-name="T14">https://reqres.in/api/</text:span><text:span text:style-name="T15">unknown</text:span></text:a></text:p>
        </text:list-item>
      </text:list>
      <text:p text:style-name="P22"><text:span text:style-name="T15"/></text:p>
      <text:p text:style-name="P25"><text:span text:style-name="T15"><text:tab/></text:span><text:span text:style-name="T23">Llamada GET. </text:span></text:p>
      <text:p text:style-name="P25"><text:span text:style-name="T15"><text:tab/></text:span><text:span text:style-name="T22">S</text:span><text:span text:style-name="T15">olicita una lista de recursos.</text:span></text:p>
      <text:p text:style-name="P4"><text:tab/>Devuelve <text:span text:style-name="T28">u</text:span>n formato JSON que incluye una lista de colores con detalles <text:span text:style-name="T28">de cada uno.</text:span></text:p>
      <text:p text:style-name="P23"><text:span text:style-name="T14"/></text:p>
      <text:list text:continue-numbering="true" text:style-name="L1">
        <text:list-item>
          <text:p text:style-name="P40"><text:a xlink:type="simple" xlink:href="https://reqres.in/api/unknown/2" text:style-name="Internet_20_link" text:visited-style-name="Visited_20_Internet_20_Link"><text:span text:style-name="T14">https://reqres.in/api/</text:span><text:span text:style-name="T15">unknown/2</text:span></text:a></text:p>
        </text:list-item>
      </text:list>
      <text:p text:style-name="P23"><text:span text:style-name="T15"/></text:p>
      <text:p text:style-name="P8"><text:tab/><text:span text:style-name="T31">Llamada GET. </text:span></text:p>
      <text:p text:style-name="P8"><text:span text:style-name="T28"><text:tab/>S</text:span>olicita una lista de recursos los datos del ID = 2.</text:p>
      <text:p text:style-name="P5"><text:tab/>Devuelve <text:span text:style-name="T28">D</text:span>atos <text:span text:style-name="T28">en JSON </text:span>del ID = 2. </text:p>
      <text:p text:style-name="P23"><text:span text:style-name="T14"/></text:p>
      <text:list text:continue-numbering="true" text:style-name="L1">
        <text:list-item>
          <text:p text:style-name="P40"><text:a xlink:type="simple" xlink:href="https://reqres.in/api/unknown/23" text:style-name="Internet_20_link" text:visited-style-name="Visited_20_Internet_20_Link"><text:soft-page-break/><text:span text:style-name="T14">https://reqres.in/api/</text:span><text:span text:style-name="T15">unknown/23</text:span></text:a></text:p>
        </text:list-item>
      </text:list>
      <text:p text:style-name="P23"><text:span text:style-name="T15"/></text:p>
      <text:p text:style-name="P8"><text:tab/><text:span text:style-name="T31">Llamada GET. </text:span></text:p>
      <text:p text:style-name="P8"><text:span text:style-name="T28"><text:tab/>S</text:span>olicita una lista de recursos <text:span text:style-name="T28">ine</text:span>xiste<text:span text:style-name="T28">nte</text:span>.</text:p>
      <text:p text:style-name="P7"><text:span text:style-name="T28"><text:tab/>Devuelve </text:span><text:span text:style-name="T29">corchetes vacíos ({}). </text:span><text:span text:style-name="T28">Código</text:span><text:span text:style-name="T29"> 404 – not found</text:span></text:p>
      <text:p text:style-name="P19"><text:span text:style-name="T30"/></text:p>
      <text:list text:continue-numbering="true" text:style-name="L1">
        <text:list-item>
          <text:p text:style-name="P40"><text:a xlink:type="simple" xlink:href="https://reqres.in/api/users%20name=morpheus%20job=leader" text:style-name="Internet_20_link" text:visited-style-name="Visited_20_Internet_20_Link"><text:span text:style-name="T16">https://reqres.in/api/users name=morpheus job=leader</text:span></text:a></text:p>
          <text:p text:style-name="P40"><text:span text:style-name="T16"/></text:p>
        </text:list-item>
      </text:list>
      <text:p text:style-name="P10"><text:tab/><text:span text:style-name="T31">Llamada POST. </text:span></text:p>
      <text:p text:style-name="P11"><text:span text:style-name="T28"><text:tab/>Solicita</text:span> incluir un nuevo usuario. </text:p>
      <text:p text:style-name="P11"><text:tab/><text:span text:style-name="T36">Realizo</text:span> petición: <text:s/>curl -X POST https://reqres.in/api/users -d "name=morpheus&amp;job=leader".</text:p>
      <text:p text:style-name="P9"><text:tab/>La respuesta ha sido <text:span text:style-name="T28">un</text:span> formato JSON con los datos que le facilito, añade <text:span text:style-name="T31">un</text:span> ID único <text:span text:style-name="T31">(</text:span>ID = 137<text:span text:style-name="T31">)</text:span> y me indica la fecha y hora en la que ha sido creado. </text:p>
      <text:p text:style-name="P23"><text:span text:style-name="T16"/></text:p>
      <text:p text:style-name="P24"><text:span text:style-name="T14"/></text:p>
      <text:list text:continue-numbering="true" text:style-name="L1">
        <text:list-item>
          <text:p text:style-name="P43"><text:a xlink:type="simple" xlink:href="https://reqres.in/api/users/2%20name=morpheus%20job=%22zion%20resident%22" text:style-name="Internet_20_link" text:visited-style-name="Visited_20_Internet_20_Link"><text:span text:style-name="T31">https://reqres.in/api/users/2 name=morpheus job="</text:span><text:span text:style-name="T32">zion_resident</text:span><text:span text:style-name="T31">"</text:span></text:a></text:p>
          <text:p text:style-name="P41"><text:span text:style-name="T16"/></text:p>
        </text:list-item>
      </text:list>
      <text:p text:style-name="P25"><text:span text:style-name="T16"><text:tab/></text:span><text:span text:style-name="T23">Llamada </text:span><text:span text:style-name="T17">PUT.</text:span></text:p>
      <text:p text:style-name="P28"><text:span text:style-name="T17"><text:tab/> </text:span><text:span text:style-name="T23">M</text:span><text:span text:style-name="T17">odifica completamente el usuario con ID = 2 con los nuevos datos indicados. </text:span></text:p>
      <text:p text:style-name="P28"><text:span text:style-name="T17"><text:tab/>Realizo petición: curl -X PUT https://reqres.in/api/users/2 -d "name=morpheus&amp;job=</text:span><text:span text:style-name="T24">zion_resident</text:span><text:span text:style-name="T17">".</text:span></text:p>
      <text:p text:style-name="P12"><text:tab/>La respuesta es <text:span text:style-name="T31">u</text:span>n formato JSON <text:span text:style-name="T31">con los nuevos datos que c</text:span>onfirma <text:span text:style-name="T31">la actualización. Añade fecha y hora de la misma. </text:span><text:s/></text:p>
      <text:p text:style-name="P23"><text:span text:style-name="T17"/></text:p>
      <text:p text:style-name="P23"><text:span text:style-name="T17"/></text:p>
      <text:list text:style-name="L2">
        <text:list-item>
          <text:p text:style-name="P44"><text:a xlink:type="simple" xlink:href="https://reqres.in/api/users/2%20name=morpheus%20job=%22zion%20resident%22" text:style-name="Internet_20_link" text:visited-style-name="Visited_20_Internet_20_Link">https://reqres.in/api/users/2 name=morpheus job="zion resident"</text:a></text:p>
        </text:list-item>
      </text:list>
      <text:p text:style-name="P23"><text:span text:style-name="T15"/></text:p>
      <text:p text:style-name="P26"><text:span text:style-name="T15"><text:tab/></text:span><text:span text:style-name="T26">Llamada</text:span><text:span text:style-name="T17"> PATCH.</text:span></text:p>
      <text:p text:style-name="P28"><text:span text:style-name="T17"><text:tab/></text:span><text:span text:style-name="T24">A</text:span><text:span text:style-name="T17">ctualiza de forma parcial los datos del usuario con ID 2.</text:span><text:span text:style-name="T18"> </text:span></text:p>
      <text:p text:style-name="P28"><text:span text:style-name="T18"><text:tab/></text:span><text:span text:style-name="T24">Realizo </text:span><text:span text:style-name="T18">petición </text:span><text:span text:style-name="T17">curl -X PATCH https://reqres.in/api/users/2 -d "name=morpheus&amp;job=zion resident"</text:span></text:p>
      <text:p text:style-name="P23"><text:span text:style-name="T17"><text:tab/></text:span><text:span text:style-name="T24">La </text:span><text:span text:style-name="T18">respuesta </text:span><text:span text:style-name="T24">es</text:span><text:span text:style-name="T18"> tipo JSON, me indica la actualización del usuario ID 2, <text:s/>así como la fecha de la actualización.</text:span></text:p>
      <text:p text:style-name="P23"><text:span text:style-name="T18"/></text:p>
      <text:p text:style-name="P23"><text:span text:style-name="T18"/></text:p>
      <text:list text:style-name="L3">
        <text:list-item>
          <text:p text:style-name="P45"><text:a xlink:type="simple" xlink:href="https://reqres.in/api/users/2" text:style-name="Internet_20_link" text:visited-style-name="Visited_20_Internet_20_Link">https://reqres.in/api/users/2</text:a> <text:s/></text:p>
        </text:list-item>
      </text:list>
      <text:p text:style-name="P23"><text:span text:style-name="T18"/></text:p>
      <text:p text:style-name="P33"><text:span text:style-name="T5"><text:tab/></text:span><text:span text:style-name="T9">Llamada</text:span><text:span text:style-name="T5"> DELETE.</text:span></text:p>
      <text:p text:style-name="P34"><text:span text:style-name="T5"><text:tab/></text:span><text:span text:style-name="T6">E</text:span><text:span text:style-name="T5">limina al usuario con ID 2. </text:span></text:p>
      <text:p text:style-name="P15"><text:tab/>Realizo petición curl -X DELETE https://reqres.in/api/users/2. </text:p>
      <text:p text:style-name="P13"><text:tab/>Como respuesta <text:span text:style-name="T37">aparece</text:span> código 204 No Content, lo que indica que la eliminación fue exitosa. </text:p>
      <text:p text:style-name="P13"/>
      <text:p text:style-name="P23"><text:span text:style-name="T18"/></text:p>
      <text:p text:style-name="P23"><text:span text:style-name="T18"/></text:p>
      <text:list text:style-name="L4">
        <text:list-item>
          <text:p text:style-name="P47"><text:a xlink:type="simple" xlink:href="https://reqres.in/api/register%20email=eve.holt@reqres.in%20password=pistol" text:style-name="Internet_20_link" text:visited-style-name="Visited_20_Internet_20_Link"><text:soft-page-break/>https://reqres.in/api/register email=eve.holt@reqres.in password=pistol</text:a></text:p>
        </text:list-item>
      </text:list>
      <text:p text:style-name="P23"><text:span text:style-name="T18"/></text:p>
      <text:p text:style-name="P14"><text:tab/><text:span text:style-name="T36">Llamada</text:span> POST.</text:p>
      <text:p text:style-name="P15"><text:tab/><text:span text:style-name="T33">R</text:span>egistra un usuario con email y contraseña <text:span text:style-name="T33">proporcionados</text:span>. </text:p>
      <text:p text:style-name="P15"><text:span text:style-name="T33"><text:tab/>Realizo petición:</text:span> curl -X POST https://reqres.in/api/register -d "email=eve.holt@reqres.in&amp;password=pistol"</text:p>
      <text:p text:style-name="P23"><text:span text:style-name="T18"><text:tab/></text:span><text:span text:style-name="T19">Respuesta en JSON con un ID único y un token para </text:span><text:span text:style-name="T25">futuras </text:span><text:span text:style-name="T19">autentificaciones. </text:span></text:p>
      <text:p text:style-name="P23"><text:span text:style-name="T19"/></text:p>
      <text:p text:style-name="P23"><text:span text:style-name="T19"/></text:p>
      <text:list text:style-name="L5">
        <text:list-item>
          <text:p text:style-name="P49"><text:a xlink:type="simple" xlink:href="https://reqres.in/api/register%20email=sydney@fife" text:style-name="Internet_20_link" text:visited-style-name="Visited_20_Internet_20_Link">https://reqres.in/api/register email=sydney@fife </text:a></text:p>
        </text:list-item>
      </text:list>
      <text:p text:style-name="P23"><text:span text:style-name="T19"/></text:p>
      <text:p text:style-name="P27"><text:span text:style-name="T19"><text:tab/></text:span><text:span text:style-name="T26">Llamada</text:span><text:span text:style-name="T19"> POST.</text:span></text:p>
      <text:p text:style-name="P34"><text:span text:style-name="T6"><text:tab/>R</text:span><text:span text:style-name="T7">egistra un usuario con </text:span><text:span text:style-name="T6">un</text:span><text:span text:style-name="T7"> email </text:span><text:span text:style-name="T6">sin contraseña</text:span><text:span text:style-name="T7">, debería dar error. </text:span></text:p>
      <text:p text:style-name="P34"><text:span text:style-name="T7"><text:tab/></text:span><text:span text:style-name="T9">Realizo petición: </text:span><text:span text:style-name="T7">curl -X POST https://reqres.in/api/register -d "email=sydney@fife"<text:tab/></text:span></text:p>
      <text:p text:style-name="P16"><text:tab/>La respuesta indica que falta un c<text:span text:style-name="T33">ampo necesario: </text:span>la contraseña. <text:span text:style-name="T33">En formato JSON. Código </text:span>400 Bad Request.</text:p>
      <text:p text:style-name="P23"><text:span text:style-name="T19"/></text:p>
      <text:p text:style-name="P23"><text:span text:style-name="T19"/></text:p>
      <text:list text:style-name="L6">
        <text:list-item>
          <text:p text:style-name="P50"><text:a xlink:type="simple" xlink:href="https://reqres.in/api/login%20email=eve.holt@reqres.in%20password=citylicka" text:style-name="Internet_20_link" text:visited-style-name="Visited_20_Internet_20_Link">https://reqres.in/api/login email=eve.holt@reqres.in password=citylicka</text:a></text:p>
        </text:list-item>
      </text:list>
      <text:p text:style-name="P16"><text:tab/></text:p>
      <text:p text:style-name="P27"><text:span text:style-name="T15"><text:tab/></text:span><text:span text:style-name="T19">Llamada POST.</text:span></text:p>
      <text:p text:style-name="P28"><text:span text:style-name="T19"><text:tab/></text:span><text:span text:style-name="T25">Inicia</text:span><text:span text:style-name="T19"> sesión con usuario y contraseña especificados. </text:span></text:p>
      <text:p text:style-name="P28"><text:span text:style-name="T19"><text:tab/></text:span><text:span text:style-name="T26">Realizo petición: </text:span><text:span text:style-name="T19">curl -X POST https://reqres.in/api/login -d "email=eve.holt@reqres.in&amp;password=citylicka"</text:span></text:p>
      <text:p text:style-name="P16"><text:tab/>La respuesta contiene un token de autenticacion para futuras solicitudes del usuario.</text:p>
      <text:p text:style-name="P23"><text:span text:style-name="T19"/></text:p>
      <text:p text:style-name="P23"><text:span text:style-name="T19"/></text:p>
      <text:list text:style-name="L7">
        <text:list-item>
          <text:p text:style-name="P42"><text:a xlink:type="simple" xlink:href="https://reqres.in/api/login%20email=peter@klaven" text:style-name="Internet_20_link" text:visited-style-name="Visited_20_Internet_20_Link"><text:span text:style-name="T19">https://reqres.in/api/login email=peter@klaven</text:span></text:a></text:p>
        </text:list-item>
      </text:list>
      <text:p text:style-name="P23"><text:span text:style-name="T19"/></text:p>
      <text:p text:style-name="P27"><text:span text:style-name="T19"><text:tab/></text:span><text:span text:style-name="T20">Llamada POST.</text:span></text:p>
      <text:p text:style-name="P34"><text:span text:style-name="T10"><text:tab/></text:span><text:span text:style-name="T9">Realizo petición: </text:span><text:span text:style-name="T11">curl -X POST https://reqres.in/api/register -d "email=</text:span><text:span text:style-name="T26">peter@klaven</text:span><text:span text:style-name="T11">"</text:span></text:p>
      <text:p text:style-name="P27"><text:span text:style-name="T20"><text:tab/></text:span><text:span text:style-name="T25">I</text:span><text:span text:style-name="T20">nicia sesión con el correo proporcionado, no se proporcionó contraseña por lo tanto debería de responder con un error. </text:span></text:p>
      <text:p text:style-name="P17"><text:tab/>La respuesta indica un error: missing password. Estado de la respuesta: 400 Bad Request.</text:p>
      <text:p text:style-name="P23"><text:span text:style-name="T20"/></text:p>
      <text:p text:style-name="P23"><text:span text:style-name="T20"/></text:p>
      <text:list text:style-name="L8">
        <text:list-item>
          <text:p text:style-name="P51"><text:a xlink:type="simple" xlink:href="https://reqres.in/api/users?delay=3" text:style-name="Internet_20_link" text:visited-style-name="Visited_20_Internet_20_Link">https://reqres.in/api/users?delay=3 </text:a></text:p>
        </text:list-item>
      </text:list>
      <text:p text:style-name="P23"><text:span text:style-name="T20"/></text:p>
      <text:p text:style-name="P27"><text:span text:style-name="T20"><text:tab/></text:span><text:span text:style-name="T21">Llamada GET.</text:span></text:p>
      <text:p text:style-name="P27"><text:span text:style-name="T21"><text:tab/></text:span><text:span text:style-name="T25">Solicita</text:span><text:span text:style-name="T21"> una lista de usuarios. Se agrega un parámetro, delay=3, que simula un retraso en la respuesta del servidor de 3 segundos. <text:tab/></text:span></text:p>
      <text:p text:style-name="P18"><text:tab/>Tras un retraso de 3 segundos la respuesta contiene un objeto JSON que incluye información sobre la paginación y una lista de usuarios. </text:p>
      <text:p text:style-name="P23"><text:span text:style-name="T15"/></text:p>
      <text:p text:style-name="P6"/>
      <text:p text:style-name="P35"><text:soft-page-break/><text:span text:style-name="T8">Tras realizar estas llamadas podemos concluir:</text:span></text:p>
      <text:list text:style-name="L9">
        <text:list-item>
          <text:p text:style-name="P53"><text:span text:style-name="Strong_20_Emphasis">Métodos GET:</text:span> Se observaron respuestas exitosas al obtener usuarios específicos y listas de usuarios, lo que confirma la correcta funcionalidad de la API. En algunos casos, como la llamada a un usuario inexistente, se recibió una respuesta vacía, lo que sugiere que la API no siempre proporciona un error 404, sino que puede devolver un objeto vacío.</text:p>
        </text:list-item>
        <text:list-item>
          <text:p text:style-name="P53"><text:span text:style-name="Strong_20_Emphasis">Métodos POST y PUT:</text:span> Las solicitudes para crear y actualizar usuarios proporcionaron respuestas satisfactorias, incluyendo la confirmación de la creación y la actualización de datos, evidenciando la operativa eficiente de la API para manipular recursos.</text:p>
        </text:list-item>
        <text:list-item>
          <text:p text:style-name="P53"><text:span text:style-name="Strong_20_Emphasis">Método PATCH:</text:span> Se logró actualizar parcialmente la información de un usuario con éxito, indicando que la API admite cambios en campos específicos sin necesidad de enviar todos los datos del recurso.</text:p>
        </text:list-item>
        <text:list-item>
          <text:p text:style-name="P53"><text:span text:style-name="Strong_20_Emphasis">Método DELETE:</text:span> La eliminación de un usuario fue confirmada sin errores, lo que demuestra que la API puede gestionar la eliminación de recursos de manera efectiva.</text:p>
        </text:list-item>
        <text:list-item>
          <text:p text:style-name="P53"><text:span text:style-name="Strong_20_Emphasis">Simulación de latencia:</text:span> Al añadir el parámetro de retraso, se pudo comprobar cómo la API se comporta bajo condiciones de latencia, lo que es crucial para entender el rendimiento de la aplicación en entornos de red variables.</text:p>
        </text:list-item>
        <text:list-item>
          <text:p text:style-name="P53"><text:span text:style-name="Strong_20_Emphasis">Manejo de errores:</text:span> Se evidenció que algunas solicitudes, como las de registro y login sin los parámetros necesarios, generan errores que son manejados adecuadamente por la API, ofreciendo retroalimentación sobre lo que falta.</text:p>
        </text:list-item>
      </text:list>
      <text:p text:style-name="Text_20_body"><text:span text:style-name="T36">L</text:span>a API de ReqRes es una herramienta útil y eficiente. Las respuestas obtenidas en cada llamada demuestran su robustez y capacidad para manejar diversas situaciones. La experiencia adquirida a través de estas pruebas <text:span text:style-name="T34">me ha proporcionado conocimientos para</text:span> entender cómo interactuar con APIs en el desarrollo de aplicaciones.</text:p>
      <text:p text:style-name="P23"><text:span text:style-name="T15"/></text:p>
      <text:p text:style-name="P23"><text:span text:style-name="T15"/></text:p>
      <text:p text:style-name="P23"><text:span text:style-name="T15"/></text:p>
      <text:p text:style-name="P5"><text:tab/></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2T09:16:17.031351118</meta:creation-date>
    <meta:generator>LibreOffice/24.2.6.2$Linux_X86_64 LibreOffice_project/420$Build-2</meta:generator>
    <dc:date>2024-10-13T16:57:21.103852973</dc:date>
    <meta:editing-duration>PT47M17S</meta:editing-duration>
    <meta:editing-cycles>10</meta:editing-cycles>
    <meta:document-statistic meta:table-count="0" meta:image-count="0" meta:object-count="0" meta:page-count="4" meta:paragraph-count="87" meta:word-count="943" meta:character-count="6602" meta:non-whitespace-character-count="5665"/>
  </office:meta>
</office:document-meta>
</file>